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cfb" officeooo:paragraph-rsid="0012fc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uragh pandey is a founder of control f5.<text:line-break/>Anuragh pandey height is 5.8feet.<text:line-break/>Anuragh pandey has suzuki s-cross car.<text:line-break/>Anuragh pandey have two daughters.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1:46:47.809910971</meta:creation-date>
    <dc:date>2024-02-22T11:49:14.213898152</dc:date>
    <meta:editing-duration>PT2M27S</meta:editing-duration>
    <meta:editing-cycles>1</meta:editing-cycles>
    <meta:document-statistic meta:table-count="0" meta:image-count="0" meta:object-count="0" meta:page-count="1" meta:paragraph-count="1" meta:word-count="24" meta:character-count="151" meta:non-whitespace-character-count="127"/>
    <meta:generator>LibreOffice/7.3.7.2$Linux_X86_64 LibreOffice_project/30$Build-2</meta:generator>
  </office:meta>
</office:document-meta>
</file>